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2.04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4. 12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Oprava read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užita knihovna fermi-lite</text:p>
                <text:list>
                  <text:list-item>
                    <text:p>Provádí assembly skrz OLC</text:p>
                  </text:list-item>
                  <text:list-item>
                    <text:p>Vstup akceptuje pouze ve FASTQ</text:p>
                  </text:list-item>
                  <text:list-item>
                    <text:p>Předpokládá, že se vše vejde do paměti (proto lite)</text:p>
                  </text:list-item>
                  <text:list-item>
                    <text:p>Oprava readů „vykuchána“ a upravena pro kompatibilitu s MSVS a ostatními mými ostatními projekty</text:p>
                    <text:list>
                      <text:list-item>
                        <text:p>Skryté dependence na zlib a pthread, která ve Windows obvykle nejsou přítomné</text:p>
                      </text:list-item>
                      <text:list-item>
                        <text:p>Používá khash (a jiné k-struktury), ale lehce modifikovaný (přistupuje do tabulek paralelně)</text:p>
                      </text:list-item>
                    </text:list>
                  </text:list-item>
                </text:list>
              </text:list-item>
              <text:list-item>
                <text:p>Pro k = 3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ovnání</text:p>
          </draw:text-box>
        </draw:frame>
        <draw:frame draw:style-name="standard" draw:layer="layout" svg:width="25.198cm" svg:height="14.63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Samtools / bcftools</text:p>
              </table:table-cell>
              <table:table-cell>
                <text:p>Moje opravy</text:p>
              </table:table-cell>
              <table:table-cell>
                <text:p>Opravy fermi-lie</text:p>
              </table:table-cell>
              <table:table-cell>
                <text:p>Opravy fermi-lite + moje opravy</text:p>
              </table:table-cell>
            </table:table-row>
            <table:table-row table:style-name="ro1" table:default-cell-style-name="gray2">
              <table:table-cell>
                <text:p>SNP true positives</text:p>
              </table:table-cell>
              <table:table-cell>
                <text:p>518</text:p>
              </table:table-cell>
              <table:table-cell>
                <text:p>352</text:p>
              </table:table-cell>
              <table:table-cell>
                <text:p>409</text:p>
              </table:table-cell>
              <table:table-cell>
                <text:p>454</text:p>
              </table:table-cell>
            </table:table-row>
            <table:table-row table:style-name="ro1" table:default-cell-style-name="gray1">
              <table:table-cell>
                <text:p>SNP false negatives</text:p>
              </table:table-cell>
              <table:table-cell>
                <text:p>50</text:p>
              </table:table-cell>
              <table:table-cell>
                <text:p>216</text:p>
              </table:table-cell>
              <table:table-cell>
                <text:p>159</text:p>
              </table:table-cell>
              <table:table-cell>
                <text:p>114</text:p>
              </table:table-cell>
            </table:table-row>
            <table:table-row table:style-name="ro1" table:default-cell-style-name="gray2">
              <table:table-cell>
                <text:p>SNP false positives</text:p>
              </table:table-cell>
              <table:table-cell>
                <text:p>675</text:p>
              </table:table-cell>
              <table:table-cell>
                <text:p>589</text:p>
              </table:table-cell>
              <table:table-cell>
                <text:p>486</text:p>
              </table:table-cell>
              <table:table-cell>
                <text:p>483</text:p>
              </table:table-cell>
            </table:table-row>
            <table:table-row table:style-name="ro1" table:default-cell-style-name="gray1">
              <table:table-cell>
                <text:p>INDEL true positives</text:p>
              </table:table-cell>
              <table:table-cell>
                <text:p>331</text:p>
              </table:table-cell>
              <table:table-cell>
                <text:p>671</text:p>
              </table:table-cell>
              <table:table-cell>
                <text:p>793</text:p>
              </table:table-cell>
              <table:table-cell>
                <text:p>957</text:p>
              </table:table-cell>
            </table:table-row>
            <table:table-row table:style-name="ro1" table:default-cell-style-name="gray2">
              <table:table-cell>
                <text:p>INDEL false negatives</text:p>
              </table:table-cell>
              <table:table-cell>
                <text:p>839</text:p>
              </table:table-cell>
              <table:table-cell>
                <text:p>499</text:p>
              </table:table-cell>
              <table:table-cell>
                <text:p>377</text:p>
              </table:table-cell>
              <table:table-cell>
                <text:p>213</text:p>
              </table:table-cell>
            </table:table-row>
            <table:table-row table:style-name="ro2" table:default-cell-style-name="gray1">
              <table:table-cell>
                <text:p>INDEL false positives</text:p>
              </table:table-cell>
              <table:table-cell>
                <text:p>165</text:p>
              </table:table-cell>
              <table:table-cell>
                <text:p>175</text:p>
              </table:table-cell>
              <table:table-cell>
                <text:p>159</text:p>
              </table:table-cell>
              <table:table-cell>
                <text:p>19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4:46:15.357000000</meta:creation-date>
    <dc:date>2016-12-14T15:33:19.475000000</dc:date>
    <meta:editing-duration>PT46M56S</meta:editing-duration>
    <meta:editing-cycles>16</meta:editing-cycles>
    <meta:generator>LibreOffice/5.1.5.2$Windows_x86 LibreOffice_project/7a864d8825610a8c07cfc3bc01dd4fce6a9447e5</meta:generator>
    <meta:document-statistic meta:object-count="33"/>
  </office:meta>
</office:document-meta>
</file>